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5605" officeooo:paragraph-rsid="00175605"/>
    </style:style>
    <style:style style:name="P2" style:family="paragraph" style:parent-style-name="Standard">
      <style:paragraph-properties fo:text-align="start" style:justify-single-word="false"/>
      <style:text-properties officeooo:rsid="0018821f" officeooo:paragraph-rsid="0018821f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normal" officeooo:rsid="0018821f" officeooo:paragraph-rsid="0018821f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rsid="0018821f" officeooo:paragraph-rsid="0018821f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19e671" officeooo:paragraph-rsid="0019e671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weight="bold" officeooo:rsid="001aab43" officeooo:paragraph-rsid="001aab4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weight="bold" officeooo:rsid="001b70df" officeooo:paragraph-rsid="001b70d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normal" officeooo:rsid="001aab43" officeooo:paragraph-rsid="001aab43" style:font-weight-asian="normal" style:font-weight-complex="normal"/>
    </style:style>
    <style:style style:name="P9" style:family="paragraph" style:parent-style-name="Standard">
      <style:text-properties officeooo:rsid="001dfc25" officeooo:paragraph-rsid="001dfc25"/>
    </style:style>
    <style:style style:name="P10" style:family="paragraph" style:parent-style-name="Text_20_body">
      <style:text-properties fo:font-weight="bold" officeooo:rsid="001d12ea" officeooo:paragraph-rsid="001d12ea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officeooo:rsid="0018821f" officeooo:paragraph-rsid="0018821f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officeooo:rsid="0019e671" officeooo:paragraph-rsid="0019e671"/>
    </style:style>
    <style:style style:name="P13" style:family="paragraph" style:parent-style-name="Standard" style:list-style-name="L4"/>
    <style:style style:name="P14" style:family="paragraph" style:parent-style-name="Standard">
      <style:text-properties officeooo:rsid="001dfc25" officeooo:paragraph-rsid="001dfc25"/>
    </style:style>
    <style:style style:name="P15" style:family="paragraph" style:parent-style-name="Standard">
      <style:text-properties officeooo:rsid="0020f5c5" officeooo:paragraph-rsid="0020f5c5"/>
    </style:style>
    <style:style style:name="P16" style:family="paragraph" style:parent-style-name="Standard">
      <style:text-properties fo:font-weight="bold" officeooo:rsid="0020f5c5" officeooo:paragraph-rsid="0020f5c5" style:font-weight-asian="bold" style:font-weight-complex="bold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paragraph-rsid="001aab43"/>
    </style:style>
    <style:style style:name="P18" style:family="paragraph" style:parent-style-name="Text_20_body" style:list-style-name="L3">
      <style:paragraph-properties fo:padding="0.049cm" fo:border="0.06pt solid #e5e7eb"/>
    </style:style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T1" style:family="text">
      <style:text-properties style:font-name="Liberation Serif" fo:font-weight="bold" officeooo:rsid="001aab43" style:font-weight-asian="bold" style:font-weight-complex="bold" loext:padding="0.049cm" loext:border="0.06pt solid #e5e7eb"/>
    </style:style>
    <style:style style:name="T2" style:family="text">
      <style:text-properties style:font-name="Liberation Serif" fo:font-weight="normal" officeooo:rsid="001aab43" style:font-weight-asian="normal" style:font-weight-complex="normal" loext:padding="0.049cm" loext:border="0.06pt solid #e5e7e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loext:padding="0.049cm" loext:border="0.06pt solid #e5e7e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Básico</text:p>
      <text:p text:style-name="P1"/>
      <text:p text:style-name="P2">Anatomia das classes</text:p>
      <text:p text:style-name="P2"/>
      <text:p text:style-name="P3">A escrita de códigos de um programa é feito através da composição de palavras pré-definidas pela linguagem com as expressões que utilizamos para determinar o nome do nossos arquivos, classes, atributos e métodos.</text:p>
      <text:p text:style-name="P3"/>
      <text:p text:style-name="P3">É recomendado que nos projetos, toda a implementação seja escrita em inglês.</text:p>
      <text:p text:style-name="P4"/>
      <text:p text:style-name="P4">public class myClass{}</text:p>
      <text:p text:style-name="P4"/>
      <text:list xml:id="list1509100271" text:style-name="L1">
        <text:list-item>
          <text:p text:style-name="P11">99% das classes se iniciarão com <text:span text:style-name="T3">public class</text:span>;</text:p>
        </text:list-item>
        <text:list-item>
          <text:p text:style-name="P11">Toda classe precisa de um nome;</text:p>
        </text:list-item>
        <text:list-item>
          <text:p text:style-name="P11">Todo o conteúdo fica dentro do copro {}.</text:p>
        </text:list-item>
      </text:list>
      <text:p text:style-name="P4"/>
      <text:p text:style-name="P4">public class myClass{</text:p>
      <text:p text:style-name="P4"><text:tab/>public static void main (String[] args){</text:p>
      <text:p text:style-name="P4"><text:tab/></text:p>
      <text:p text:style-name="P4"><text:tab/>}</text:p>
      <text:p text:style-name="P4">}</text:p>
      <text:list xml:id="list195151465043293" text:continue-numbering="true" text:style-name="L1">
        <text:list-header>
          <text:p text:style-name="P11"/>
        </text:list-header>
        <text:list-item>
          <text:p text:style-name="P12">Dentro de uma aplicação, recomenda-se que somente uma classe possua o método main, responsável por rodar todo o programa;</text:p>
        </text:list-item>
      </text:list>
      <text:p text:style-name="P5"/>
      <text:p text:style-name="P6">Nomeclatura</text:p>
      <text:p text:style-name="P5"/>
      <text:list xml:id="list2456792126" text:style-name="L2">
        <text:list-item>
          <text:p text:style-name="P17"><text:span text:style-name="Strong_20_Emphasis"><text:span text:style-name="T1">Arquivo .java</text:span></text:span><text:span text:style-name="T1">: </text:span><text:span text:style-name="T2">Todo arquivo .java deve começar com letra MAIÚSCULA. Se a palavra for composta, a segunda palavra deve também ser maiúscula, exemplo:</text:span></text:p>
        </text:list-item>
      </text:list>
      <text:list xml:id="list2377149545" text:style-name="L3">
        <text:list-header>
          <text:p text:style-name="P18"><text:span text:style-name="Source_20_Text"><text:span text:style-name="T4">Calculadora.java</text:span></text:span><text:span text:style-name="T4">, </text:span><text:span text:style-name="Source_20_Text"><text:span text:style-name="T4">CalculadoraCientifica.java</text:span></text:span></text:p>
        </text:list-header>
        <text:list-item>
          <text:p text:style-name="P18"><text:span text:style-name="Strong_20_Emphasis"><text:span text:style-name="T4">Nome da classe no arquivo</text:span></text:span><text:span text:style-name="T4">: A classe deve possuir o mesmo nome do arquivo.java, exemplo:</text:span></text:p>
        </text:list-item>
      </text:list>
      <text:p text:style-name="P8"><text:tab/>// arquivo CalculadoraCientifica.java</text:p>
      <text:p text:style-name="P8"/>
      <text:p text:style-name="P8"><text:tab/>public class CalculadoraCientifica {</text:p>
      <text:p text:style-name="P8"/>
      <text:p text:style-name="P8"><text:tab/>}</text:p>
      <text:p text:style-name="P8"/>
      <text:p text:style-name="P7">Nome da variável</text:p>
      <text:p text:style-name="Standard"/>
      <text:list xml:id="list2737850490" text:style-name="L4">
        <text:list-item>
          <text:p text:style-name="P13">Deve ser escrita com letra minúscula, e caso tenha uma outra palavra, essa segunda palavra deverá ser inicializada com letra maiúscula.</text:p>
        </text:list-item>
        <text:list-item>
          <text:p text:style-name="P19">Deve obrigatoriamente se iniciar por uma letra (preferencialmente), _ ou $, jamais com número</text:p>
        </text:list-item>
        <text:list-item text:style-override="L5">
          <text:p text:style-name="P20">Deve iniciar com uma letra minúscula (boa prática – ver abaixo)</text:p>
        </text:list-item>
        <text:list-item text:style-override="L5">
          <text:p text:style-name="P20">Não pode conter espaços</text:p>
        </text:list-item>
        <text:list-item text:style-override="L5">
          <text:p text:style-name="P20"><text:soft-page-break/>Não podemos usar palavras-chave da linguagem</text:p>
        </text:list-item>
        <text:list-item text:style-override="L5">
          <text:p text:style-name="P20">O nome deve ser único dentro de um escopo</text:p>
        </text:list-item>
        <text:list-item text:style-override="L5">
          <text:p text:style-name="P20">Deve conter apenas letras, _ (underline), $ ou os números de 0 a 9</text:p>
        </text:list-item>
      </text:list>
      <text:p text:style-name="Text_20_body"/>
      <text:p text:style-name="P10">Declarando variáveis e métodos</text:p>
      <text:p text:style-name="P9">variável: Tipo nomeBemDefinido <text:s/>= Atribuição</text:p>
      <text:p text:style-name="P9"/>
      <text:p text:style-name="P9">método: TipoRetorno nomeObjetivoNoInifiniritivo Parametro(s)</text:p>
      <text:p text:style-name="P9">ex: int somar (int numeroUm, int numeroDois){}</text:p>
      <text:p text:style-name="P9"/>
      <text:p text:style-name="P15">POO</text:p>
      <text:p text:style-name="P15"/>
      <text:p text:style-name="P16">classes:</text:p>
      <text:p text:style-name="P15"/>
      <text:p text:style-name="P15">classe de modelo (model): representa estrutura de domínio da aplicação, como Cliente, Pedido, notafiscal.</text:p>
      <text:p text:style-name="P15"/>
      <text:p text:style-name="P15">Service: classes que contém regras de negócio da aplicação e validação do sistema.</text:p>
      <text:p text:style-name="P15"/>
      <text:p text:style-name="P15">Repository: classes que contém uma integração com bd.</text:p>
      <text:p text:style-name="P15"/>
      <text:p text:style-name="P15">Controller: classes que possuem a finalidade de disponibilizar alguma comunicação externa com à nossa aplicação, tipi http ou webservices.</text:p>
      <text:p text:style-name="P15"/>
      <text:p text:style-name="P15">Util: classe que contém recursos comuns à toda nossa aplicaçã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50:39.837567985</meta:creation-date>
    <dc:date>2024-05-15T19:51:18.196126585</dc:date>
    <meta:editing-duration>PT47M4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41" meta:word-count="336" meta:character-count="2140" meta:non-whitespace-character-count="1850"/>
  </office:meta>
</office:document-meta>
</file>